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 svg:font-family="'Lohit Devanagari'"/>
    <style:font-face style:name="Times New Roman" svg:font-family="'Times New Roman'" style:font-family-generic="roman"/>
    <style:font-face style:name="Calibri" svg:font-family="Calibri"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margin-top="0in" fo:margin-bottom="0in" loext:contextual-spacing="false"/>
    </style:style>
    <style:style style:name="P3" style:family="paragraph" style:parent-style-name="Standard">
      <style:paragraph-properties fo:margin-top="0in" fo:margin-bottom="0in" loext:contextual-spacing="false"/>
      <style:text-properties style:font-name="Times New Roman"/>
    </style:style>
    <style:style style:name="P4" style:family="paragraph" style:parent-style-name="Standard">
      <style:paragraph-properties fo:margin-top="0in" fo:margin-bottom="0in" loext:contextual-spacing="false"/>
      <style:text-properties style:font-name="Times New Roman" fo:font-size="12pt" style:font-size-asian="12pt" style:font-name-complex="Times New Roman2" style:font-size-complex="12pt"/>
    </style:style>
    <style:style style:name="P5" style:family="paragraph" style:parent-style-name="Standard">
      <style:paragraph-properties fo:margin-top="0in" fo:margin-bottom="0in" loext:contextual-spacing="false"/>
      <style:text-properties style:font-name="Times New Roman" fo:font-size="12pt" fo:language="en" fo:country="none" style:font-size-asian="12pt" style:font-name-complex="Times New Roman2" style:font-size-complex="12pt"/>
    </style:style>
    <style:style style:name="P6" style:family="paragraph" style:parent-style-name="Standard">
      <style:paragraph-properties fo:margin-top="0in" fo:margin-bottom="0in" loext:contextual-spacing="false" fo:text-align="center" style:justify-single-word="false"/>
      <style:text-properties style:font-name="Times New Roman" fo:font-size="12pt" fo:language="en" fo:country="none" style:font-size-asian="12pt" style:font-name-complex="Times New Roman2" style:font-size-complex="12pt"/>
    </style:style>
    <style:style style:name="P7" style:family="paragraph" style:parent-style-name="Standard">
      <style:paragraph-properties fo:margin-top="0in" fo:margin-bottom="0in" loext:contextual-spacing="false"/>
      <style:text-properties style:font-name="Times New Roman" fo:font-size="12pt" fo:language="en" fo:country="none" officeooo:rsid="00196574" officeooo:paragraph-rsid="00196574" style:font-size-asian="12pt" style:font-name-complex="Times New Roman2" style:font-size-complex="12pt"/>
    </style:style>
    <style:style style:name="P8" style:family="paragraph" style:parent-style-name="Standard">
      <style:paragraph-properties fo:margin-top="0in" fo:margin-bottom="0in" loext:contextual-spacing="false"/>
      <style:text-properties style:font-name="Times New Roman" fo:font-size="12pt" fo:language="en" fo:country="none" officeooo:rsid="002ae9a3" officeooo:paragraph-rsid="002ae9a3" style:font-size-asian="12pt" style:font-name-complex="Times New Roman2" style:font-size-complex="12pt"/>
    </style:style>
    <style:style style:name="P9" style:family="paragraph" style:parent-style-name="Standard">
      <style:paragraph-properties fo:margin-top="0in" fo:margin-bottom="0in" loext:contextual-spacing="false"/>
      <style:text-properties style:font-name="Times New Roman" fo:font-size="12pt" fo:language="en" fo:country="none" officeooo:rsid="0360ed13" officeooo:paragraph-rsid="0360ed13" style:font-size-asian="12pt" style:font-name-complex="Times New Roman2" style:font-size-complex="12pt"/>
    </style:style>
    <style:style style:name="P10" style:family="paragraph" style:parent-style-name="Standard">
      <style:paragraph-properties fo:margin-top="0in" fo:margin-bottom="0in" loext:contextual-spacing="false"/>
      <style:text-properties style:font-name="Times New Roman" fo:font-size="12pt" fo:language="en" fo:country="none" fo:font-weight="bold" style:font-size-asian="12pt" style:font-weight-asian="bold" style:font-name-complex="Times New Roman2" style:font-size-complex="12pt" style:font-weight-complex="bold"/>
    </style:style>
    <style:style style:name="P11" style:family="paragraph" style:parent-style-name="Standard">
      <style:paragraph-properties fo:margin-top="0in" fo:margin-bottom="0in" loext:contextual-spacing="false" fo:text-align="center" style:justify-single-word="false"/>
      <style:text-properties style:font-name="Times New Roman" fo:font-size="12pt" fo:language="en" fo:country="none" fo:font-weight="bold" style:font-size-asian="12pt" style:font-weight-asian="bold" style:font-name-complex="Times New Roman2" style:font-size-complex="12pt" style:font-weight-complex="bold"/>
    </style:style>
    <style:style style:name="P12" style:family="paragraph" style:parent-style-name="Standard">
      <style:paragraph-properties fo:margin-top="0in" fo:margin-bottom="0in" loext:contextual-spacing="false" fo:text-align="center" style:justify-single-word="false"/>
      <style:text-properties style:font-name="Times New Roman" fo:font-size="12pt" fo:language="en" fo:country="none" fo:font-weight="bold" officeooo:rsid="0014b9c3" officeooo:paragraph-rsid="0014b9c3" style:font-size-asian="12pt" style:font-weight-asian="bold" style:font-name-complex="Times New Roman2" style:font-size-complex="12pt" style:font-weight-complex="bold"/>
    </style:style>
    <style:style style:name="P13" style:family="paragraph" style:parent-style-name="Standard">
      <style:paragraph-properties fo:margin-top="0in" fo:margin-bottom="0in" loext:contextual-spacing="false"/>
      <style:text-properties style:font-name="Times New Roman" fo:font-size="12pt" fo:font-weight="bold" style:font-size-asian="12pt" style:font-weight-asian="bold" style:font-name-complex="Times New Roman2" style:font-size-complex="12pt" style:font-weight-complex="bold"/>
    </style:style>
    <style:style style:name="P14" style:family="paragraph" style:parent-style-name="Standard">
      <style:paragraph-properties fo:margin-top="0in" fo:margin-bottom="0in" loext:contextual-spacing="false" fo:text-align="center" style:justify-single-word="false"/>
      <style:text-properties style:font-name="Times New Roman" fo:font-size="12pt" fo:font-weight="bold" style:font-size-asian="12pt" style:font-weight-asian="bold" style:font-name-complex="Times New Roman2" style:font-size-complex="12pt" style:font-weight-complex="bold"/>
    </style:style>
    <style:style style:name="P15" style:family="paragraph" style:parent-style-name="Standard">
      <style:paragraph-properties fo:margin-top="0in" fo:margin-bottom="0in" loext:contextual-spacing="false" fo:text-align="center" style:justify-single-word="false"/>
      <style:text-properties style:font-name="Times New Roman"/>
    </style:style>
    <style:style style:name="P16" style:family="paragraph" style:parent-style-name="Standard">
      <style:paragraph-properties fo:margin-top="0in" fo:margin-bottom="0in" loext:contextual-spacing="false"/>
      <style:text-properties style:font-name="Times New Roman" officeooo:paragraph-rsid="0316e69a"/>
    </style:style>
    <style:style style:name="P17" style:family="paragraph" style:parent-style-name="Standard">
      <style:paragraph-properties fo:margin-top="0in" fo:margin-bottom="0in" loext:contextual-spacing="false" fo:line-height="108%" fo:text-align="center" style:justify-single-word="false" fo:orphans="2" fo:widows="2" style:writing-mode="lr-tb"/>
      <style:text-properties style:font-name="Times New Roman" fo:font-size="12pt" fo:language="en" fo:country="none" style:font-size-asian="12pt" style:font-name-complex="Times New Roman2" style:font-size-complex="12pt"/>
    </style:style>
    <style:style style:name="P18" style:family="paragraph" style:parent-style-name="Standard">
      <style:paragraph-properties fo:margin-top="0in" fo:margin-bottom="0in" loext:contextual-spacing="false" fo:line-height="108%" fo:text-align="center" style:justify-single-word="false" fo:orphans="2" fo:widows="2" style:writing-mode="lr-tb"/>
      <style:text-properties style:font-name="Times New Roman" fo:font-size="12pt" style:font-size-asian="12pt" style:font-name-complex="Times New Roman2" style:font-size-complex="12pt"/>
    </style:style>
    <style:style style:name="P19" style:family="paragraph" style:parent-style-name="Standard" style:master-page-name="Standard">
      <style:paragraph-properties fo:margin-top="0in" fo:margin-bottom="0in" loext:contextual-spacing="false" fo:text-align="center" style:justify-single-word="false" style:page-number="auto"/>
      <style:text-properties style:font-name="Times New Roman" fo:font-size="12pt" fo:font-weight="bold" style:font-size-asian="12pt" style:font-weight-asian="bold" style:font-name-complex="Times New Roman2" style:font-size-complex="12pt" style:font-weight-complex="bold"/>
    </style:style>
    <style:style style:name="P20" style:family="paragraph" style:parent-style-name="Standard">
      <style:paragraph-properties fo:margin-top="0in" fo:margin-bottom="0in" loext:contextual-spacing="false"/>
    </style:style>
    <style:style style:name="P21" style:family="paragraph" style:parent-style-name="Standard">
      <style:paragraph-properties fo:margin-top="0in" fo:margin-bottom="0in" loext:contextual-spacing="false" fo:text-align="center" style:justify-single-word="false"/>
    </style:style>
    <style:style style:name="P22" style:family="paragraph" style:parent-style-name="Standard">
      <style:paragraph-properties fo:margin-top="0in" fo:margin-bottom="0in" loext:contextual-spacing="false" fo:text-align="center" style:justify-single-word="false"/>
      <style:text-properties officeooo:paragraph-rsid="0014b9c3"/>
    </style:style>
    <style:style style:name="P23" style:family="paragraph" style:parent-style-name="Standard">
      <style:paragraph-properties fo:margin-top="0in" fo:margin-bottom="0in" loext:contextual-spacing="false" fo:line-height="108%" fo:text-align="center" style:justify-single-word="false" fo:orphans="2" fo:widows="2" style:writing-mode="lr-tb"/>
      <style:text-properties style:font-name="Times New Roman1" fo:font-size="12pt" fo:language="en" fo:country="none" fo:font-weight="bold" officeooo:paragraph-rsid="0364ef7e" style:font-size-asian="12pt" style:font-weight-asian="bold" style:font-name-complex="Times New Roman2" style:font-size-complex="12pt" style:font-weight-complex="bold"/>
    </style:style>
    <style:style style:name="P2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text-position="super 58%" fo:font-size="12pt" style:font-size-asian="12pt" style:font-name-complex="Times New Roman2" style:font-size-complex="12pt"/>
    </style:style>
    <style:style style:name="T2" style:family="text">
      <style:text-properties style:text-position="super 58%" fo:font-size="12pt" fo:language="en" fo:country="none" style:font-size-asian="12pt" style:font-name-complex="Times New Roman2" style:font-size-complex="12pt"/>
    </style:style>
    <style:style style:name="T3" style:family="text">
      <style:text-properties style:text-position="super 58%" style:font-name="Times New Roman" fo:font-size="12pt" fo:language="en" fo:country="none" style:font-size-asian="12pt" style:font-name-complex="Times New Roman2" style:font-size-complex="12pt"/>
    </style:style>
    <style:style style:name="T4" style:family="text">
      <style:text-properties officeooo:rsid="0027973c"/>
    </style:style>
    <style:style style:name="T5" style:family="text">
      <style:text-properties officeooo:rsid="002ae9a3"/>
    </style:style>
    <style:style style:name="T6" style:family="text">
      <style:text-properties officeooo:rsid="004605c9"/>
    </style:style>
    <style:style style:name="T7" style:family="text">
      <style:text-properties officeooo:rsid="02c1dbec"/>
    </style:style>
    <style:style style:name="T8" style:family="text">
      <style:text-properties fo:font-size="12pt" style:font-size-asian="12pt" style:font-name-complex="Times New Roman2" style:font-size-complex="12pt"/>
    </style:style>
    <style:style style:name="T9" style:family="text">
      <style:text-properties fo:font-size="12pt" fo:language="en" fo:country="none" style:font-size-asian="12pt" style:font-name-complex="Times New Roman2" style:font-size-complex="12pt"/>
    </style:style>
    <style:style style:name="T10" style:family="text">
      <style:text-properties fo:font-size="12pt" fo:language="en" fo:country="none" officeooo:rsid="0316e69a" style:font-size-asian="12pt" style:font-name-complex="Times New Roman2" style:font-size-complex="12pt"/>
    </style:style>
    <style:style style:name="T11" style:family="text">
      <style:text-properties fo:font-size="12pt" fo:language="en" fo:country="none" officeooo:rsid="035a93ca" style:font-size-asian="12pt" style:font-name-complex="Times New Roman2" style:font-size-complex="12pt"/>
    </style:style>
    <style:style style:name="T12" style:family="text">
      <style:text-properties fo:font-size="12pt" fo:language="en" fo:country="none" officeooo:rsid="0360ed13" style:font-size-asian="12pt" style:font-name-complex="Times New Roman2" style:font-size-complex="12pt"/>
    </style:style>
    <style:style style:name="T13" style:family="text">
      <style:text-properties style:font-name="Times New Roman" fo:font-size="12pt" fo:language="en" fo:country="none" style:font-size-asian="12pt" style:font-name-complex="Times New Roman2" style:font-size-complex="12pt"/>
    </style:style>
    <style:style style:name="T14" style:family="text">
      <style:text-properties style:font-name="Times New Roman" fo:font-size="12pt" fo:language="en" fo:country="none" officeooo:rsid="0360ed13" style:font-size-asian="12pt" style:font-name-complex="Times New Roman2" style:font-size-complex="12pt"/>
    </style:style>
    <style:style style:name="T15" style:family="text">
      <style:text-properties style:font-name="Times New Roman" fo:font-size="12pt" fo:language="en" fo:country="none" officeooo:rsid="0364ef7e" style:font-size-asian="12pt" style:font-name-complex="Times New Roman2" style:font-size-complex="12pt"/>
    </style:style>
    <style:style style:name="T16" style:family="text">
      <style:text-properties style:font-name="Times New Roman" fo:font-size="12pt" fo:language="en" fo:country="none" fo:font-style="italic" style:font-size-asian="12pt" style:font-style-asian="italic" style:font-name-complex="Times New Roman2" style:font-size-complex="12pt" style:font-style-complex="italic"/>
    </style:style>
    <style:style style:name="T17" style:family="text">
      <style:text-properties style:font-name="Times New Roman" fo:font-size="12pt" fo:language="en" fo:country="none" fo:font-weight="bold" style:font-size-asian="12pt" style:font-weight-asian="bold" style:font-name-complex="Times New Roman2" style:font-size-complex="12pt" style:font-weight-complex="bold"/>
    </style:style>
    <style:style style:name="T18" style:family="text">
      <style:text-properties style:font-name="Times New Roman" fo:font-size="12pt" fo:language="en" fo:country="none" fo:font-weight="bold" officeooo:rsid="0364ef7e" style:font-size-asian="12pt" style:font-weight-asian="bold" style:font-name-complex="Times New Roman2" style:font-size-complex="12pt" style:font-weight-complex="bold"/>
    </style:style>
    <style:style style:name="T19" style:family="text">
      <style:text-properties style:font-name="Times New Roman" fo:font-size="12pt" fo:language="en" fo:country="none" fo:font-weight="bold" officeooo:rsid="0014b9c3" style:font-size-asian="12pt" style:font-weight-asian="bold" style:font-name-complex="Times New Roman2" style:font-size-complex="12pt" style:font-weight-complex="bold"/>
    </style:style>
    <style:style style:name="T20" style:family="text">
      <style:text-properties style:font-name="Times New Roman" fo:font-size="12pt" style:font-size-asian="12pt" style:font-name-complex="Times New Roman2" style:font-size-complex="12pt"/>
    </style:style>
    <style:style style:name="T21" style:family="text">
      <style:text-properties officeooo:rsid="0360ed13"/>
    </style:style>
    <style:style style:name="T22" style:family="text">
      <style:text-properties officeooo:rsid="0364ef7e"/>
    </style:style>
    <style:style style:name="T23" style:family="text">
      <style:text-properties style:font-name="Times New Roman"/>
    </style:style>
    <style:style style:name="T24" style:family="text">
      <style:text-properties style:font-name="Times New Roman" officeooo:rsid="0364ef7e"/>
    </style:style>
    <style:style style:name="T25" style:family="text">
      <style:text-properties officeooo:rsid="00187c52"/>
    </style:style>
    <style:style style:name="T26" style:family="text">
      <style:text-properties officeooo:rsid="001bacb7"/>
    </style:style>
    <style:style style:name="T27" style:family="text">
      <style:text-properties officeooo:rsid="0014b9c3"/>
    </style:style>
    <style:style style:name="T28" style:family="text">
      <style:text-properties officeooo:rsid="0019f629"/>
    </style:style>
    <style:style style:name="T29"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he Inequities of Job Loss and Recovery Amid the COVID-19 Pandemic</text:p>
      <text:p text:style-name="P4"/>
      <text:p text:style-name="P3"><text:span text:style-name="T8"><office:annotation><dc:creator>Corey Sparks</dc:creator><dc:date>2020-07-30T09:14:51.781769974</dc:date><loext:sender-initials>CS</loext:sender-initials><text:p text:style-name="P24"><text:span text:style-name="T29"/></text:p><text:p text:style-name="P24"><text:span text:style-name="T29">Intro and conclusion</text:span></text:p><text:p text:style-name="P24"><text:span text:style-name="T29">Impact of covid on different race ethnic groups</text:span></text:p><text:p text:style-name="P24"><text:span text:style-name="T29"/></text:p><text:p text:style-name="P24"><text:span text:style-name="T29"/></text:p></office:annotation></text:span><text:span text:style-name="T8">The COVID-19 pandemic has led to the loss of approximately 25 million jobs between February and April and a recovery of about 9 million of these between then and June.</text:span><text:span text:style-name="T1">1</text:span><text:span text:style-name="T8"> While the pandemic has impacted everyone widely, it has done so unequally. Indeed, the</text:span><text:span text:style-name="T9"> rising job loss has been particularly devastating among Blacks and Latinos who have witnessed higher levels of unemployment and slower rates of job recovery.</text:span><text:span text:style-name="T2">2</text:span><text:span text:style-name="T9"> This represents a historically unprecedented level of unemployment and while as of June, some areas have exhibited a slow recovery, the near term prospects for those who have lost jobs is uncertain at best. </text:span></text:p>
      <text:p text:style-name="P9"/>
      <text:p text:style-name="P3"><text:span text:style-name="T8">While the overall national portrait of the impact of the virus on the economy and job situation is becoming increasingly clear, much less is known for different subgroups within the population as well as in different parts of the county. Job loss and recovery have been much more challenging in some states around the country and for certain racial/ethnic, gender, nativity groups, and geographic area. Policy makers and community leaders need information to monitor and act on the variations that exist in order to ensure that certain segments of the population are not left behind in economic recovery from the pandemic. Certainly, tens of millions of workers who have lost their jobs stand to lose the additional $600 unemployment payment from the CARES Act at the end of July. Moreover, undocumented immigrants—including their citizen spouses—were ineligible to receive the $1,200 check that many Americans received as part of the stimulus bill.</text:span><text:span text:style-name="T1">3</text:span><text:span text:style-name="T8"> Disturbingly, as hotspots of infections and deaths have cropped up over the last month, in mid-June there was an uptick of 1.4 million persons filing for unemployment for the first time, reversing a 15-week decline.</text:span><text:span text:style-name="T1">4</text:span></text:p>
      <text:p text:style-name="P4"/>
      <text:p text:style-name="P4">This research is one of the first efforts to get a broad and comprehensive overview of the inequities in job loss and recovery over the last several months of the pandemic. Our analysis highlights the wide variations in job loss and recovery that have taken place to date across the nation’s states and groups that have historically suffered disparities in the workforce including persons of color, women, and immigrants. Unfortunately, the calamity of the pandemic comes on the heels of major improvements in their job prospects that these groups have made over the last decade, as the workforce emerged out of the Great Recession. </text:p>
      <text:p text:style-name="P4"/>
      <text:p text:style-name="P14">Unemployment</text:p>
      <text:p text:style-name="P4"/>
      <text:p text:style-name="P13">The National Picture</text:p>
      <text:p text:style-name="P4"/>
      <text:p text:style-name="P4">The U.S. unemployment rate nearly tripled between February and April from 3.9 percent to 14.6 percent. During this period, employment plummeted by approximately 24.7 million, with approximately one of every six jobs in February lost by April. Over the last couple of months, the country’s unemployment level has inched downward, falling to 13.0 percent in May and to 11.2 percent in June. Between April and June, there was a growth of 9.1 million jobs, an increase of 7.5 percent. </text:p>
      <text:p text:style-name="P4"><text:bookmark text:name="_Hlk46400485"/></text:p>
      <text:p text:style-name="P13"><text:soft-page-break/>Racial Disparities</text:p>
      <text:p text:style-name="P4"/>
      <text:p text:style-name="P3"><text:span text:style-name="T8">While job loss has been universal, it has been particularly devastating to people of color. </text:span><text:span text:style-name="T9">Figure 1 illustrates the monthly rates of unemployment among the largest race/ethnic groups between February and June 2020. The level of unemployment started to rise in March and peaked in April, across the board. In April, Latinos had the highest unemployment rate at nearly 19 percent followed by Blacks at 16.4 percent. Whites had the lowest unemployment level at approximately 13 percent. The White jobless rate continued a downward slide subsequently to a low of 9.2 percent in June with Blacks (14.9%) and Latinos (14.6%) having the two highest rates that month. </text:span></text:p>
      <text:p text:style-name="P5"/>
      <text:p text:style-name="P15"/>
      <text:p text:style-name="P11">Figure 1. Unemployment rates by race/ethnicity from February to June, 2020</text:p>
      <text:p text:style-name="P5"/>
      <text:p text:style-name="P5">However, we know that the demographic and socioeconomic profile of the workforce of Whites and those of other groups vary, which could account for the unemployment variations along racial and ethnic lines. For example, Latinos are a relatively young workforce with 42 percent being less than 35 years of age compared to Whites with 32 percent of workers that young. In addition, Latino (22.8%) and Black (30.6%) workers are less likely to have a bachelor’s degree or higher compared to Whites (44.7%). Furthermore, Latino and Black workers also are more likely to be disproportionately represented in jobs that have been particularly hard hit by the pandemic. Approximately 22 percent of Blacks and Latinos work in the service sector compared to 14 percent of Whites. </text:p>
      <text:p text:style-name="P5"/>
      <text:p text:style-name="P2"><text:span text:style-name="T23">Yet, even when we take these factors into account in the analysis, we find the persistence of racial disparities in unemployment. </text:span><text:span text:style-name="T24">Figure 2</text:span><text:span text:style-name="T23"> shows the unemployment levels in June across categories of age, </text:span><text:span text:style-name="T24">and Figure 3 shows the unemployment rates by</text:span><text:span text:style-name="T23"> educational attainment. With respect to age, it is clear that younger workers tend to have the highest levels of joblessness. Nonetheless, across all age groups, Whites have much lower unemployment rates compared to Blacks, and Latinos. In most cases, the unemployment rates of workers of color are 50 percent or higher than those of Whites. For example, Blacks and Latinos 45 to 54 years of age have unemployment levels about twice as high as those of their respective White counterparts. </text:span></text:p>
      <text:p text:style-name="P23"><text:span text:style-name="T25">Figure </text:span><text:span text:style-name="T26">2</text:span><text:span text:style-name="T25">. </text:span><text:span text:style-name="T27">Unemployment rates by </text:span><text:span text:style-name="T28">Age</text:span><text:span text:style-name="T25"> </text:span><text:span text:style-name="T27">and race/ethnicity from December, 2019 to June, 2020. </text:span></text:p>
      <text:p text:style-name="P23"/>
      <text:p text:style-name="P23"><text:span text:style-name="T25">Figure </text:span><text:span text:style-name="T26">3</text:span><text:span text:style-name="T25">. </text:span><text:span text:style-name="T27">Unemployment rates by </text:span><text:span text:style-name="T25">Education level </text:span><text:span text:style-name="T27">and race/ethnicity from December, 2019 to June, 2020. </text:span></text:p>
      <text:p text:style-name="P5">In addition, the analysis shows that level of education is negatively associated with the rate of unemployment. Still, across all but one educational category, Whites have the lowest unemployment rates. The one exception is among persons who are not high school graduates where Latinos have the lowest unemployment rate (16.4% versus 18% among Whites). Workers of color with an associate’s degree as well as Latinos with a bachelor’s degree or higher have jobless rates about 50 percent higher than those of Whites.</text:p>
      <text:p text:style-name="P5"/>
      <text:p text:style-name="P5"><text:soft-page-break/>Moreover, across most occupational and industrial categories, Whites have the lowest unemployment levels compared to persons of color—nine of 12 occupations and 15 of 20 industries. Unemployment levels are especially high in jobs in the service sector with more than <text:s/>one in five Latinos and Blacks working in service occupations being unemployed compared to one in six Whites. Close to half of workers of color in arts, entertainment, and recreation industries are jobless compared to approximately one-fourth of Whites. Furthermore, while unemployment rates are high across the board among workers in the accommodation and food services industries, they are especially high among Blacks (33.0%), and Latinos (25.3%).</text:p>
      <text:p text:style-name="P5"/>
      <text:p text:style-name="P13">Gender Variations</text:p>
      <text:p text:style-name="P5"/>
      <text:p text:style-name="P5">Men have also fared much better than women in employment. For example, while women (3.5%) actually had a lower rate of unemployment than men (4.2%) in February, by April this trend was reversed with the unemployment rate of women (15.8%) surpassing that of men (13.4%). The male advantage has held into June. <text:s/></text:p>
      <text:p text:style-name="P5"/>
      <text:p text:style-name="P2"><text:span text:style-name="T13">However, the employment disadvantages of women are particularly acute among women of color (Figure </text:span><text:span text:style-name="T15">4</text:span><text:span text:style-name="T13">). Latina women have the highest jobless rates throughout the pandemic, peaking at 20.8 percent in April. Latina women continued to have the highest rate of unemployment at 16.3 percent in June followed </text:span><text:span text:style-name="T14">by </text:span><text:span text:style-name="T13">Black women (14.2%), although Black men (15.7%) too suffered from high levels of joblessness. In contrast, White women had the lowest jobless rate throughout the period with a rate of 10.1 percent in June. In fact, among all gender groups across race/ethnic categories, White women had the second lowest unemployment rate after White men (8.4%) in June. </text:span></text:p>
      <text:p text:style-name="P5"/>
      <text:p text:style-name="P10">Nativity Variations</text:p>
      <text:p text:style-name="P5"/>
      <text:p text:style-name="P2"><text:span text:style-name="T13">There are also variations in unemployment and job recovery on the basis of nativity. We examine <text:s/>Latinos, the </text:span><text:span text:style-name="T14">group</text:span><text:span text:style-name="T13"> with large immigrant populations. Foreign-born Latinos had a lower unemployment rate than their native-born counterparts and this advantage continued over the period between April and June (Figure </text:span><text:span text:style-name="T15">5</text:span><text:span text:style-name="T13">). In June, Latino immigrants had a jobless rate of 11.4 percent compared to U.S.-born Latinos (14.9%). We recognize that the immigrant employment advantages since April may reflect a higher percentage of immigrants being in front-line jobs and in essential industries with the differences narrowing by June as wider segments of industries have opened for business. In contrast, among Latina women, the foreign-born have fared less favorably compared to women born in the U.S. Latina immigrant women had unemployment rates upwards of 21 percent in April and May. Nonetheless, in June, both groups of Latina women (foreign-born, 16.4%; native-born, 16.2%).</text:span></text:p>
      <text:p text:style-name="P5"/>
      <text:p text:style-name="P21"><text:span text:style-name="T17">Figure </text:span><text:span text:style-name="T18">4</text:span><text:span text:style-name="T17">. Unemployment rates by gender and race/ethnicity from February to June, 2020. </text:span></text:p>
      <text:p text:style-name="P11"/>
      <text:p text:style-name="P6"/>
      <text:p text:style-name="P22"><text:soft-page-break/><text:span text:style-name="T19">Figure </text:span><text:span text:style-name="T18">5</text:span><text:span text:style-name="T19">. <text:s/>Unemployment rates by Nativity Status and race/ethnicity from February to June, 2020. </text:span></text:p>
      <text:p text:style-name="P12"/>
      <text:p text:style-name="P11">Job Recovery</text:p>
      <text:p text:style-name="P5"/>
      <text:p text:style-name="P3"><text:span text:style-name="T9">As noted earlier, the U.S. lost approximately 25 million jobs between February, the peak of employment this year, and April. Between April and June, about 9 million jobs have been regained. In this part of the analysis, we compare the number of workers in June to that in February, an indicator that we refer to as “job recovery rate.” In conducting this examination, we offer one caveat. The volume of workers shifts from month to month given the seasonality of employment. For example, there tend to be more workers during summer months as many teenagers work while they are off from school and some states also see their workforce increase during this period as seasonal farm workers are brought in to work in agriculture.</text:span><text:span text:style-name="T2">5</text:span><text:span text:style-name="T9"> To control for such variations between the period of interest—February to June—we compare the recovery rate in 2020 to the respective recovery rates of the previous two years. </text:span></text:p>
      <text:p text:style-name="P4"/>
      <text:p text:style-name="P4">Overall, in the U.S., the job recovery rate related to the number of jobs in June relative to that in February stood at 90.5 percent with nearly 10 percent of employment slots in February absent in June (Figure 6). The comparison of this recovery rate to those in 2018 and 2019 starkly illustrate the impact of the pandemic on the job front in the country. In 2018, there were actually 1.4 percent more workers in June than there were in February and in 2019 there were 0.8% more workers.</text:p>
      <text:p text:style-name="P18"/>
      <text:p text:style-name="P13">Figure 6. Job Recovery Rates for the U.S. and by Race/Ethnic and Gender Groups, 2018-2020</text:p>
      <text:p text:style-name="P4"/>
      <text:p text:style-name="P3"><text:span text:style-name="T8">As we observed earlier when we focused on unemployment, job recovery varies substantially across racial and ethnic groups. </text:span><text:span text:style-name="T9">Whites are ahead in job recovery compared to the three other racial/ethnic groups. In June, the number of Whites employed in June was 92.3 percent of the number who were employed in February. In contrast, the job recovery rates were notably lower among Latinos (87.7%), and Blacks (88.5%). The comparison of the job recovery rates of each racial and ethnic group to their respective figures over the last two years reveals the uniqueness of disparities during the pandemic. Indeed, in the previous two years, Latinos, </text:span><text:span text:style-name="T12">and </text:span><text:span text:style-name="T9">Blacks tended to have a slight advantage over Whites representing a greater excess of workers in June compared to February. </text:span></text:p>
      <text:p text:style-name="P5"/>
      <text:p text:style-name="P5">Moreover, consistent with gender differences in unemployment, men have fared better than women in job recovery. Men had recovered 92.1 percent of the jobs that they held in February compared to 88.8 percent among women.</text:p>
      <text:p text:style-name="P5"/>
      <text:p text:style-name="P5">Overall, across racial/ethnic groups, men, too, are further along in job recovery than women between February and June. However, across gender groups, Whites hold an advantage over other groups in the percentage of February jobs recovered by June with men having a recovery <text:soft-page-break/>rate of 94.1 percent and women being at 90.2 percent. While they trail White men significantly, relative to people of color, Black (90.8%) and Latino (88.8%) men are ahead of other groups in the rate of job recovery. Black women (86.6%), and Latina women (86.3%) are further behind in regaining the level of employment that they had in February.</text:p>
      <text:p text:style-name="P17"/>
      <text:p text:style-name="P10">Figure 7. Job Recovery Rate by Race/Ethnic and Gender Group, 2018-2020</text:p>
      <text:p text:style-name="P5"/>
      <text:p text:style-name="P10">Conclusions and Policy Implications</text:p>
      <text:p text:style-name="P7">The current pandemic of COVID-19 is placing the U.S. laborforce under an extreme strain. For those who are still working, remote work places additional demands on time, where people have to often care for children or other dependents. For those essential workers, who are commonly in service jobs and minorities, the daily exposure to <text:span text:style-name="T4">the risk of infection places a constant stress on </text:span><text:span text:style-name="T5">their lives. </text:span>For those who have been furloughed or fired from their jobs, the current <text:span text:style-name="T5">labor force conditions are not promising, with some states and localities having limited re-opening of their local economies. The uncertainty of the current labor market places much of the U.S. labor force in a precarious position heading into the fall.</text:span></text:p>
      <text:p text:style-name="P7"/>
      <text:p text:style-name="P8">In this policy brief, we have lighted several aspects of the COVID-19 effects on unemployment patterns that have not been explored elsewhere, notably the variation by gender, SES and race/ethnicity. <text:span text:style-name="T6">The picture we have described is one of systemic inequality in both the initial effects of the pandemic on the labor force, but also the continued effects through the month of June. Recovery of jobs has been an unequal process, </text:span><text:span text:style-name="T7">the story of which has largely been untold. </text:span></text:p>
      <text:p text:style-name="P8"/>
      <text:p text:style-name="P16"><text:span text:style-name="T10">Implications of the inequality in both joblessness and job r</text:span><text:span text:style-name="T11">ecovery will likely have far reaching effects for other aspects of life. Some obvious implications of prolonged joblessness related to COVID are potential spikes in defaults on mortgages and rent payments, especially as rent assistance programs phase out of operation. Other implications of joblessness are food insecurity among households. Without reliable employment, and with inequality in who is recovering their jobs, at-risk population will face exacerbated risk of temporary and longer term food insecurity. These potential housing and food situations have the potential to impact health and well-being among already marginalized populations. Further study of the local-area impacts of these economic conditions is needed, as notable state-level differences in the patterns discussed herein are also present. </text:span></text:p>
      <text:p text:style-name="P7"/>
      <text:p text:style-name="P10">Notes</text:p>
      <text:p text:style-name="P5"/>
      <text:p text:style-name="P2"><text:span text:style-name="T3">1</text:span><text:span text:style-name="T13"> Bureau of Labor Statistics, “Employment Status of the Civilian Noninstitutional Population 16 Years and Over, 1985 to Date,” (Washington, DC: Bureau of Labor Statistics, 2020), available at </text:span><text:a xlink:type="simple" xlink:href="https://www.bls.gov/web/empsit/cpseea01.pdf" text:style-name="Internet_20_link" text:visited-style-name="Visited_20_Internet_20_Link"><text:span text:style-name="T20">https://www.bls.gov/web/empsit/cpseea01.pdf</text:span></text:a><text:span text:style-name="T13">.</text:span></text:p>
      <text:p text:style-name="P5"/>
      <text:p text:style-name="P2"><text:span text:style-name="T3">2</text:span><text:span text:style-name="T13"> Danielle Kurtzleben, “Job Losses Higher among People of Color during Coronavirus Pandemic,” </text:span><text:span text:style-name="T16">NPR</text:span><text:span text:style-name="T13">, April 22, 2020, accessed July 24, 2020, </text:span><text:soft-page-break/><text:a xlink:type="simple" xlink:href="https://www.npr.org/2020/04/22/840276956/minorities-often-work-these-jobs-they-were-among-first-to-go-in-coronavirus-layo" text:style-name="Internet_20_link" text:visited-style-name="Visited_20_Internet_20_Link"><text:span text:style-name="T20">https://www.npr.org/2020/04/22/840276956/minorities-often-work-these-jobs-they-were-among-first-to-go-in-coronavirus-layo</text:span></text:a><text:span text:style-name="T13">.</text:span></text:p>
      <text:p text:style-name="P5"/>
      <text:p text:style-name="P2"><text:span text:style-name="T3">3</text:span><text:span text:style-name="T13"> Jenny Jarvie, “The U.S. Citizens Won’t Get Coronavirus Stimulus Check—Because Their Spouses are Immigrants,” </text:span><text:span text:style-name="T16">Los Angeles</text:span><text:span text:style-name="T13"> </text:span><text:span text:style-name="T16">Times</text:span><text:span text:style-name="T13">, April 20, 2020, accessed July 24, 2020, </text:span><text:a xlink:type="simple" xlink:href="https://www.latimes.com/world-nation/story/2020-04-20/u-s-citizens-coronavirus-stimulus-checks-spouses-immigrants" text:style-name="Internet_20_link" text:visited-style-name="Visited_20_Internet_20_Link"><text:span text:style-name="T20">https://www.latimes.com/world-nation/story/2020-04-20/u-s-citizens-coronavirus-stimulus-checks-spouses-immigrants</text:span></text:a><text:span text:style-name="T13">.</text:span></text:p>
      <text:p text:style-name="P5"/>
      <text:p text:style-name="P2"><text:span text:style-name="T3">4</text:span><text:span text:style-name="T13"> Charisse Jones, “’The Jobs Just Aren’t There’: Number of Americans Filing for Unemployment Rises for First Time Since March, Even as Aid is Set to Shrink,” </text:span><text:span text:style-name="T16">USA Today</text:span><text:span text:style-name="T13">, July 23, 2020, accessed July 24, 2020, </text:span><text:a xlink:type="simple" xlink:href="https://www.latimes.com/world-nation/story/2020-04-20/u-s-citizens-coronavirus-stimulus-checks-spouses-immigrants" text:style-name="Internet_20_link" text:visited-style-name="Visited_20_Internet_20_Link"><text:span text:style-name="T20">https://www.latimes.com/world-nation/story/2020-04-20/u-s-citizens-coronavirus-stimulus-checks-spouses-immigrants</text:span></text:a><text:span text:style-name="T13">.</text:span></text:p>
      <text:p text:style-name="P5"/>
      <text:p text:style-name="P2"><text:span text:style-name="T3">5</text:span><text:span text:style-name="T13"> Lauren Fay Carlson, “Breaking Down the Unique Challenges of Michigan’s Migrant Farmworkers During COVID-19,” </text:span><text:span text:style-name="T16">Rapid Growth</text:span><text:span text:style-name="T13">, June 22, 2020, accessed July 24, 2020, </text:span><text:a xlink:type="simple" xlink:href="https://www.rapidgrowthmedia.com/features/migrant_farmworkers_COVID19.aspx" text:style-name="Internet_20_link" text:visited-style-name="Visited_20_Internet_20_Link"><text:span text:style-name="T13">https://www.rapidgrowthmedia.com/features/migrant_farmworkers_COVID19.aspx</text:span></text:a><text:span text:style-name="T13">.</text:span></text:p>
      <text:p text:style-name="P5"/>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 svg:font-family="'Lohit Devanagari'"/>
    <style:font-face style:name="Times New Roman" svg:font-family="'Times New Roman'" style:font-family-generic="roman"/>
    <style:font-face style:name="Calibri" svg:font-family="Calibri"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text:page-number text:select-page="current">6</text:page-number></text:p>
        <text:p text:style-name="Header"/>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Rogelio Saenz</meta:initial-creator>
    <dc:creator>Corey Sparks</dc:creator>
    <meta:editing-cycles>54</meta:editing-cycles>
    <meta:print-date>2020-07-24T22:04:00</meta:print-date>
    <meta:creation-date>2020-07-24T21:36:00</meta:creation-date>
    <dc:date>2020-07-31T14:49:48.681323850</dc:date>
    <meta:editing-duration>PT4H15M1S</meta:editing-duration>
    <meta:generator>LibreOffice/6.4.5.2$Linux_X86_64 LibreOffice_project/40$Build-2</meta:generator>
    <meta:document-statistic meta:table-count="0" meta:image-count="0" meta:object-count="0" meta:page-count="6" meta:paragraph-count="42" meta:word-count="2405" meta:character-count="15467" meta:non-whitespace-character-count="1309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